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4">
      <style:paragraph-properties fo:margin-top="0in" fo:margin-bottom="0in" loext:contextual-spacing="false"/>
    </style:style>
    <style:style style:name="P9" style:family="paragraph" style:parent-style-name="Text_20_body" style:list-style-name="L5">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eets Specifications </text:h>
      <text:p text:style-name="Text_20_body">Hi,<text:line-break/>Thank you for addressing all previous requirements and also considering the suggestions. You are now ready to move forward to the capstone project, congratulations!<text:line-break/>Addressing your specific question: </text:p>
      <text:h text:style-name="Heading_20_4" text:outline-level="4"><text:bookmark text:name="-do-you-have-any-particular-feedback-for-the-visualization-i-didn-t-visualize-the-binary-data-of-the-classification-target-as-it-was-a-time-series-i-would-appreciate-any-suggestions-or-examples-"/>"Do you have any particular feedback for the visualization? I didn't visualize the binary data of the classification target, as it was a time series. i would appreciate any suggestions or examples."</text:h>
      <text:list xml:id="list2622497570305457199" text:style-name="L4">
        <text:list-item>
          <text:p text:style-name="P8">I've added some tips about the visualization (and any visualization in general) in the Dataset section. </text:p>
        </text:list-item>
        <text:list-item>
          <text:p text:style-name="P4">Also, since you are dealing with text data, consider using t-SNE and then visualize the words. Check this excellent answer in <text:a xlink:type="simple" xlink:href="https://www.quora.com/How-do-I-visualise-word2vec-word-vectors" office:target-frame-name="_blank" xlink:show="new" text:style-name="Internet_20_link" text:visited-style-name="Visited_20_Internet_20_Link">Quora</text:a> (it also includes an example of how to do it). </text:p>
        </text:list-item>
      </text:list>
      <text:p text:style-name="Text_20_body">Best Regards.</text:p>
      <text:h text:style-name="Heading_20_3" text:outline-level="3">Project Proposal </text:h>
      <text:p text:style-name="Text_20_body">Student briefly details background information of the domain from which the project is proposed. Historical information relevant to the project should be included. It should be clear how or why a problem in the domain can or should be solved. Related academic research should be appropriately cited. A discussion of the student's personal motivation for investigating a particular problem in the domain is encouraged but not required.</text:p>
      <text:p text:style-name="Text_20_body">Student clearly describes the problem that is to be solved. The problem is well defined and has at least one relevant potential solution. Additionally, the problem is quantifiable, measurable, and replicable. </text:p>
      <text:p text:style-name="Text_20_body">The dataset(s) and/or input(s) to be used in the project are thoroughly described. Information such as how the dataset or input is (was) obtained, and the characteristics of the dataset or input, should be included. It should be clear how the dataset(s) or input(s) will be used in the project and whether their use is appropriate given the context of the problem.</text:p>
      <text:list xml:id="list2846680816886902247" text:style-name="L5">
        <text:list-item>
          <text:p text:style-name="P9"><text:span text:style-name="Strong_20_Emphasis">awesome:</text:span> good job on providing more information about the dataset (e.g. number of examples). </text:p>
        </text:list-item>
        <text:list-item>
          <text:p text:style-name="P9"><text:span text:style-name="Strong_20_Emphasis">suggestion:</text:span> I have add some comments below about the visualization you've provided. </text:p>
          <text:list>
            <text:list-item>
              <text:p text:style-name="P9">The first thing you have to think about when you provide a visualization is that you must have a clear idea of what you want to emphasize to the reader. </text:p>
            </text:list-item>
            <text:list-item>
              <text:p text:style-name="P9">In this case, you did provide a quantitative overview of the plot, in other words, "mean = ..., std = ..., [...]". This is helpful as you provide useful data to the reader, however you should not stop here. </text:p>
            </text:list-item>
            <text:list-item>
              <text:p text:style-name="P5">The next thing to include is a short discussion (here comes the qualitative aspect of your analysis) concerning: what can you grasp from that plot and those statistics? For example, which would be more useful for your learning algorithm, those headlines with many tags, just a few tags, the average number of tags? Maybe it doesn't affect the learning algorithm, or maybe you should consider removing headlines with "too" many <text:soft-page-break/>or "too" little tags. Sometimes your qualitative analysis guides you towards a preprocessing step, other times it is just an interesting observation to justify the application of one algorithm or another. </text:p>
            </text:list-item>
          </text:list>
        </text:list-item>
      </text:list>
      <text:p text:style-name="Text_20_body">Student clearly describes a solution to the problem. The solution is applicable to the project domain and appropriate for the dataset(s) or input(s) given. Additionally, the solution is quantifiable, measurable, and replicable.</text:p>
      <text:p text:style-name="Text_20_body">A benchmark model is provided that relates to the domain, problem statement, and intended solution. Ideally, the student's benchmark model provides context for existing methods or known information in the domain and problem given, which can then be objectively compared to the student's solution. The benchmark model is clearly defined and measurable.</text:p>
      <text:p text:style-name="Text_20_body">Student proposes at least one evaluation metric that can be used to quantify the performance of both the benchmark model and the solution model presented. The evaluation metric(s) proposed are appropriate given the context of the data, the problem statement, and the intended solution.</text:p>
      <text:p text:style-name="Text_20_body">Student summarizes a theoretical workflow for approaching a solution given the problem. Discussion is made as to what strategies may be employed, what analysis of the data might be required, or which algorithms will be considered. The workflow and discussion provided align with the qualities of the project. Small visualizations, pseudocode, or diagrams are encouraged but not required.</text:p>
      <text:p text:style-name="Text_20_body"><text:span text:style-name="Strong_20_Emphasis">awesome:</text:span> good analysis and observation: </text:p>
      <text:h text:style-name="Heading_20_4" text:outline-level="4"><text:bookmark text:name="-split-the-data-into-fifths-the-chronologically-earlier-data-will-serve-as-a-training-set-to-cross-validate-the-unseen-test-set-on-a-rolling-basis-to-avoid-data-leakage-in-cross-validation-each-training-set-will-undergo-feature-engineering-separately-"/>"Split the data into fifths. The chronologically earlier data will serve as a training set to cross validate the 'unseen' test set on a rolling basis. To avoid data leakage in cross validation, each training set will undergo feature engineering separately."</text:h>
      <text:p text:style-name="Text_20_body">Proposal follows a well-organized structure and would be readily understood by its intended audience. Each section is written in a clear, concise and specific manner. Few grammatical and spelling mistakes are present. All resources used and referenced are properly ci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5:12:53.565304368</meta:creation-date>
    <dc:date>2016-11-28T15:13:38.641156533</dc:date>
    <meta:editing-duration>PT45S</meta:editing-duration>
    <meta:editing-cycles>1</meta:editing-cycles>
    <meta:document-statistic meta:table-count="0" meta:image-count="0" meta:object-count="0" meta:page-count="2" meta:paragraph-count="22" meta:word-count="750" meta:character-count="4739" meta:non-whitespace-character-count="4006"/>
    <meta:generator>LibreOffice/5.1.4.2$Linux_X86_64 LibreOffice_project/10m0$Build-2</meta:generator>
  </office:meta>
</office:document-meta>
</file>